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5000002E8D064E58A.png" manifest:media-type="image/png"/>
  <manifest:file-entry manifest:full-path="Pictures/10000201000002D2000001CEE1654FB5.png" manifest:media-type="image/png"/>
  <manifest:file-entry manifest:full-path="Pictures/1000020100000515000002E80C2BCD64.png" manifest:media-type="image/png"/>
  <manifest:file-entry manifest:full-path="Pictures/1000020100000515000002E8BC13C5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3181in" svg:y="-0.7291in" svg:width="4.8327in" svg:height="2.6827in" draw:z-index="0"><draw:image xlink:href="Pictures/1000020100000515000002E8BC13C5B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-0.3492in" svg:y="0.0626in" svg:width="4.6244in" svg:height="2.0118in" draw:z-index="1"><draw:image xlink:href="Pictures/1000020100000515000002E80C2BCD6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0.5425in" svg:y="0.1752in" svg:width="4.2807in" svg:height="1.5201in" draw:z-index="2"><draw:image xlink:href="Pictures/10000201000002D2000001CEE1654FB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in" svg:y="-0.7874in" svg:width="6.9252in" svg:height="3.9598in" draw:z-index="3"><draw:image xlink:href="Pictures/1000020100000515000002E8D064E58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3:18:09.055636653</meta:creation-date>
    <dc:date>2014-08-06T13:23:47.981118013</dc:date>
    <meta:editing-duration>P0D</meta:editing-duration>
    <meta:editing-cycles>1</meta:editing-cycles>
    <meta:generator>LibreOffice/4.2.4.2$Linux_X86_64 LibreOffice_project/420m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